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vertical-align="middle" fo:min-height="0.712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4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4.093cm" fo:min-width="9.875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textarea-vertical-align="middle" draw:auto-grow-height="true" draw:auto-grow-width="false" fo:min-height="0.712cm" fo:min-width="0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188cm" fo:min-width="9.87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-width="0.356cm" draw:marker-end="Arrowheads_20_2" draw:marker-end-width="0.30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-width="0.356cm" draw:marker-end="Arrowheads_20_4" draw:marker-end-width="0.306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marker-start-width="0.356cm" draw:marker-end="Arrowheads_20_5" draw:marker-end-width="0.356cm" draw:fill="none" draw:fill-color="#ffffff" draw:textarea-horizontal-align="left" draw:auto-grow-height="true" draw:auto-grow-width="true" fo:min-height="2.134cm" fo:min-width="3.596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draw:stroke="none" svg:stroke-width="0.102cm" svg:stroke-color="#000000" draw:marker-start-width="0.356cm" draw:marker-end="Arrowheads_20_6" draw:marker-end-width="0.356cm" draw:fill="none" draw:fill-color="#ffffff" draw:textarea-horizontal-align="left" draw:auto-grow-height="true" draw:auto-grow-width="true" fo:min-height="2.134cm" fo:min-width="2.593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4.093cm" fo:min-width="13.685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textarea-vertical-align="middle" draw:auto-grow-height="true" draw:auto-grow-width="false" fo:min-height="1.423cm" fo:min-width="0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188cm" fo:min-width="13.685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vertical-align="middle" fo:min-height="1.423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textarea-vertical-align="middle" draw:auto-grow-height="true" draw:auto-grow-width="false" fo:min-height="0.927cm" fo:min-width="0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draw:stroke="none" svg:stroke-width="0.102cm" svg:stroke-color="#000000" draw:marker-start-width="0.356cm" draw:marker-end="Arrowheads_20_7" draw:marker-end-width="0.356cm" draw:fill="none" draw:fill-color="#ffffff" draw:textarea-vertical-align="middle" fo:min-height="1.423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width="0.102cm" svg:stroke-color="#000000" draw:marker-start-width="0.356cm" draw:marker-end="Arrowheads_20_8" draw:marker-end-width="0.356cm" draw:fill="none" draw:fill-color="#ffffff" draw:textarea-horizontal-align="left" draw:auto-grow-height="true" draw:auto-grow-width="true" fo:min-height="0.712cm" fo:min-width="10.424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width="0.102cm" svg:stroke-color="#000000" draw:marker-start-width="0.356cm" draw:marker-end="Arrowheads_20_9" draw:marker-end-width="0.356cm" draw:fill="none" draw:fill-color="#ffffff" draw:textarea-vertical-align="middle" fo:min-height="0.712cm" fo:padding-top="0.176cm" fo:padding-bottom="0.176cm" fo:padding-left="0.301cm" fo:padding-right="0.301cm"/>
      <style:paragraph-properties style:writing-mode="lr-tb"/>
    </style:style>
    <style:style style:name="gr18" style:family="graphic" style:parent-style-name="objectwithoutfill">
      <style:graphic-properties svg:stroke-width="0.203cm" svg:stroke-color="#00a933" draw:marker-start="Arrowheads_20_10" draw:marker-start-width="0.457cm" draw:marker-end="Arrowheads_20_11" draw:marker-end-width="0.457cm" draw:fill="none" draw:textarea-vertical-align="middle" fo:padding-top="0.226cm" fo:padding-bottom="0.226cm" fo:padding-left="0.351cm" fo:padding-right="0.351cm"/>
    </style:style>
    <style:style style:name="gr19" style:family="graphic" style:parent-style-name="objectwithoutfill">
      <style:graphic-properties svg:stroke-width="0.203cm" svg:stroke-color="#00a933" draw:marker-start="Arrow" draw:marker-start-width="0.457cm" draw:marker-end="Arrow" draw:marker-end-width="0.457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width="0.102cm" svg:stroke-color="#000000" draw:marker-start-width="0.356cm" draw:marker-end="" draw:marker-end-width="0.356cm" draw:fill="none" draw:fill-color="#ffffff" fo:min-height="5.689cm" fo:padding-top="0.176cm" fo:padding-bottom="0.176cm" fo:padding-left="0.301cm" fo:padding-right="0.301cm"/>
      <style:paragraph-properties style:writing-mode="lr-tb"/>
    </style:style>
    <style:style style:name="gr21" style:family="graphic" style:parent-style-name="objectwithoutfill">
      <style:graphic-properties svg:stroke-width="0.102cm" svg:stroke-color="#666666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808080" draw:marker-start-width="0.356cm" draw:marker-end="Arrow" draw:marker-end-width="0.305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svg:stroke-color="#808080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00a933"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g>
                  <draw:frame draw:style-name="gr1" draw:text-style-name="P2" draw:layer="layout" svg:width="5.08cm" svg:height="1.064cm" svg:x="4.428cm" svg:y="15.388cm">
                    <draw:text-box>
                      <text:p text:style-name="P1"><text:span text:style-name="T1">Controller</text:span></text:p>
                    </draw:text-box>
                  </draw:frame>
                  <draw:g>
                    <draw:frame draw:style-name="gr2" draw:text-style-name="P3" draw:layer="layout" svg:width="3.81cm" svg:height="1.725cm" svg:x="2.713cm" svg:y="16.869cm">
                      <draw:text-box>
                        <text:p text:style-name="P1"><text:span text:style-name="T2">Control Algorithm</text:span></text:p>
                      </draw:text-box>
                    </draw:frame>
                    <draw:frame draw:style-name="gr2" draw:text-style-name="P3" draw:layer="layout" svg:width="3.81cm" svg:height="1.725cm" svg:x="7.413cm" svg:y="16.869cm">
                      <draw:text-box>
                        <text:p text:style-name="P1"><text:span text:style-name="T2">Process Model</text:span></text:p>
                      </draw:text-box>
                    </draw:frame>
                  </draw:g>
                </draw:g>
                <draw:custom-shape draw:style-name="gr3" draw:text-style-name="P4" draw:layer="layout" svg:width="10.477cm" svg:height="4.445cm" svg:x="1.73cm" svg:y="14.769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4" draw:text-style-name="P6" draw:layer="layout" svg:width="6.667cm" svg:height="1.064cm" svg:x="3.552cm" svg:y="22.81cm">
                <draw:text-box>
                  <text:p text:style-name="P5"><text:span text:style-name="T2">Controlled Process</text:span></text:p>
                </draw:text-box>
              </draw:frame>
              <draw:custom-shape draw:style-name="gr5" draw:text-style-name="P4" draw:layer="layout" svg:width="10.477cm" svg:height="2.54cm" svg:x="1.647cm" svg:y="22.072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4" draw:layer="layout" svg:x1="4.362cm" svg:y1="19.214cm" svg:x2="4.362cm" svg:y2="22.072cm">
                <text:p/>
              </draw:line>
              <draw:line draw:style-name="gr7" draw:text-style-name="P4" draw:layer="layout" svg:x1="9.442cm" svg:y1="22.072cm" svg:x2="9.442cm" svg:y2="19.214cm">
                <text:p/>
              </draw:line>
              <draw:frame draw:style-name="gr8" draw:text-style-name="P7" draw:layer="layout" svg:width="4.198cm" svg:height="2.486cm" svg:x="0.152cm" svg:y="19.4cm">
                <draw:text-box>
                  <text:p text:style-name="P5">Security</text:p>
                  <text:p text:style-name="P5">Enforcement</text:p>
                  <text:p text:style-name="P5">Actions</text:p>
                </draw:text-box>
              </draw:frame>
              <draw:frame draw:style-name="gr9" draw:text-style-name="P8" draw:layer="layout" svg:width="3.195cm" svg:height="2.486cm" svg:x="9.539cm" svg:y="19.4cm">
                <draw:text-box>
                  <text:p>Process</text:p>
                  <text:p>Model</text:p>
                  <text:p>Variables</text:p>
                </draw:text-box>
              </draw:frame>
            </draw:g>
            <draw:g>
              <draw:g>
                <draw:g>
                  <draw:frame draw:style-name="gr1" draw:text-style-name="P2" draw:layer="layout" svg:width="6.579cm" svg:height="1.064cm" svg:x="18.691cm" svg:y="15.397cm">
                    <draw:text-box>
                      <text:p text:style-name="P1"><text:span text:style-name="T1">Reference Monitor</text:span></text:p>
                    </draw:text-box>
                  </draw:frame>
                  <draw:g>
                    <draw:frame draw:style-name="gr2" draw:text-style-name="P3" draw:layer="layout" svg:width="6.906cm" svg:height="1.725cm" svg:x="15.104cm" svg:y="16.967cm">
                      <draw:text-box>
                        <text:p text:style-name="P1"><text:span text:style-name="T2">Authentication &amp;</text:span></text:p>
                        <text:p text:style-name="P1"><text:span text:style-name="T2">Authorization Policy</text:span></text:p>
                      </draw:text-box>
                    </draw:frame>
                    <draw:frame draw:style-name="gr2" draw:text-style-name="P3" draw:layer="layout" svg:width="6.273cm" svg:height="1.725cm" svg:x="22.404cm" svg:y="16.967cm">
                      <draw:text-box>
                        <text:p text:style-name="P1"><text:span text:style-name="T2">Configuration</text:span></text:p>
                        <text:p text:style-name="P1"><text:span text:style-name="T2">Interpretation</text:span></text:p>
                      </draw:text-box>
                    </draw:frame>
                  </draw:g>
                </draw:g>
              </draw:g>
              <draw:custom-shape draw:style-name="gr10" draw:text-style-name="P4" draw:layer="layout" svg:width="14.287cm" svg:height="4.445cm" svg:x="14.747cm" svg:y="14.7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7.303cm" svg:height="1.775cm" svg:x="18.239cm" svg:y="22.454cm">
                <draw:text-box>
                  <text:p text:style-name="P5"><text:span text:style-name="T2">System Configuration</text:span></text:p>
                </draw:text-box>
              </draw:frame>
              <draw:custom-shape draw:style-name="gr12" draw:text-style-name="P4" draw:layer="layout" svg:width="14.287cm" svg:height="2.54cm" svg:x="14.747cm" svg:y="22.071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4" draw:layer="layout" svg:x1="17.785cm" svg:y1="19.213cm" svg:x2="17.785cm" svg:y2="22.071cm">
                <text:p/>
              </draw:line>
              <draw:line draw:style-name="gr7" draw:text-style-name="P4" draw:layer="layout" svg:x1="25.965cm" svg:y1="22.071cm" svg:x2="25.965cm" svg:y2="19.213cm">
                <text:p/>
              </draw:line>
              <draw:frame draw:style-name="gr8" draw:text-style-name="P7" draw:layer="layout" svg:width="4.198cm" svg:height="2.486cm" svg:x="13.575cm" svg:y="19.399cm">
                <draw:text-box>
                  <text:p text:style-name="P5">Security</text:p>
                  <text:p text:style-name="P5">Enforcement</text:p>
                  <text:p text:style-name="P5">Actions</text:p>
                </draw:text-box>
              </draw:frame>
              <draw:frame draw:style-name="gr9" draw:text-style-name="P8" draw:layer="layout" svg:width="3.195cm" svg:height="2.486cm" svg:x="26.062cm" svg:y="19.399cm">
                <draw:text-box>
                  <text:p>Process</text:p>
                  <text:p>Model</text:p>
                  <text:p>Variables</text:p>
                </draw:text-box>
              </draw:frame>
            </draw:g>
          </draw:g>
          <draw:g>
            <draw:g>
              <draw:frame draw:style-name="gr13" draw:text-style-name="P2" draw:layer="layout" svg:width="6.579cm" svg:height="1.775cm" svg:x="11.189cm" svg:y="0.606cm">
                <draw:text-box>
                  <text:p text:style-name="P1"><text:span text:style-name="T1">Next-State and Control Logic</text:span></text:p>
                </draw:text-box>
              </draw:frame>
              <draw:g>
                <draw:frame draw:style-name="gr2" draw:text-style-name="P3" draw:layer="layout" svg:width="6.906cm" svg:height="1.725cm" svg:x="7.692cm" svg:y="2.428cm">
                  <draw:text-box>
                    <text:p text:style-name="P1"><text:span text:style-name="T2">Security Enforcement Logic</text:span></text:p>
                  </draw:text-box>
                </draw:frame>
                <draw:frame draw:style-name="gr2" draw:text-style-name="P3" draw:layer="layout" svg:width="6.273cm" svg:height="1.725cm" svg:x="14.992cm" svg:y="2.428cm">
                  <draw:text-box>
                    <text:p text:style-name="P1"><text:span text:style-name="T2">Current State &amp; Inputs</text:span></text:p>
                  </draw:text-box>
                </draw:frame>
              </draw:g>
            </draw:g>
            <draw:custom-shape draw:style-name="gr10" draw:text-style-name="P4" draw:layer="layout" svg:width="14.287cm" svg:height="4.445cm" svg:x="7.335cm" svg:y="0.1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6" draw:layer="layout" svg:width="5.02cm" svg:height="1.279cm" svg:x="11.968cm" svg:y="8.09cm">
              <draw:text-box>
                <text:p text:style-name="P5"><text:span text:style-name="T2">Machine State</text:span></text:p>
              </draw:text-box>
            </draw:frame>
            <draw:custom-shape draw:style-name="gr12" draw:text-style-name="P4" draw:layer="layout" svg:width="14.287cm" svg:height="2.54cm" svg:x="7.335cm" svg:y="7.459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10.373cm" svg:y1="4.601cm" svg:x2="10.373cm" svg:y2="7.459cm">
              <text:p/>
            </draw:line>
            <draw:line draw:style-name="gr7" draw:text-style-name="P4" draw:layer="layout" svg:x1="18.553cm" svg:y1="7.459cm" svg:x2="18.553cm" svg:y2="4.601cm">
              <text:p/>
            </draw:line>
            <draw:frame draw:style-name="gr8" draw:text-style-name="P7" draw:layer="layout" svg:width="4.198cm" svg:height="2.486cm" svg:x="6.163cm" svg:y="4.787cm">
              <draw:text-box>
                <text:p text:style-name="P5">Security</text:p>
                <text:p text:style-name="P5">Enforcement</text:p>
                <text:p text:style-name="P5">Actions</text:p>
              </draw:text-box>
            </draw:frame>
            <draw:frame draw:style-name="gr9" draw:text-style-name="P8" draw:layer="layout" svg:width="3.195cm" svg:height="2.486cm" svg:x="18.65cm" svg:y="4.787cm">
              <draw:text-box>
                <text:p>Process</text:p>
                <text:p>Model</text:p>
                <text:p>Variables</text:p>
              </draw:text-box>
            </draw:frame>
          </draw:g>
          <draw:frame draw:style-name="gr15" draw:text-style-name="P9" xml:id="id2" draw:id="id2" draw:layer="layout" svg:width="9.207cm" svg:height="1.775cm" svg:x="9.895cm" svg:y="9.624cm">
            <draw:text-box>
              <text:p text:style-name="P1"><text:span text:style-name="T3">BEHAVIOR MODEL</text:span></text:p>
            </draw:text-box>
          </draw:frame>
          <draw:frame draw:style-name="gr16" draw:text-style-name="P10" xml:id="id1" draw:id="id1" draw:layer="layout" svg:width="11.026cm" svg:height="1.064cm" svg:x="1.545cm" svg:y="13.622cm">
            <draw:text-box>
              <text:p><text:span text:style-name="T3">MISSION RISK MODEL (STPA-Sec)</text:span></text:p>
            </draw:text-box>
          </draw:frame>
          <draw:frame draw:style-name="gr17" draw:text-style-name="P9" xml:id="id3" draw:id="id3" draw:layer="layout" svg:width="8.89cm" svg:height="1.064cm" svg:x="17.58cm" svg:y="13.622cm">
            <draw:text-box>
              <text:p text:style-name="P1"><text:span text:style-name="T3">SECURITY MODEL (CSBD)</text:span></text:p>
            </draw:text-box>
          </draw:frame>
          <draw:connector draw:style-name="gr18" draw:text-style-name="P4" draw:layer="layout" draw:type="curve" svg:x1="7.058cm" svg:y1="13.622cm" svg:x2="9.895cm" svg:y2="10.511cm" draw:start-shape="id1" draw:start-glue-point="0" draw:end-shape="id2" draw:end-glue-point="3" svg:d="M7058 13622c0-2074 945-3111 2837-3111" svg:viewBox="0 0 2838 3112">
            <text:p/>
          </draw:connector>
          <draw:connector draw:style-name="gr19" draw:text-style-name="P4" draw:layer="layout" draw:type="curve" svg:x1="19.102cm" svg:y1="10.511cm" svg:x2="22.025cm" svg:y2="13.622cm" draw:start-shape="id2" draw:start-glue-point="1" draw:end-shape="id3" draw:end-glue-point="0" svg:d="M19102 10511c1949 0 2923 1037 2923 3111" svg:viewBox="0 0 2924 3112">
            <text:p/>
          </draw:connector>
          <draw:connector draw:style-name="gr19" draw:text-style-name="P4" draw:layer="layout" draw:type="curve" svg:x1="12.571cm" svg:y1="14.154cm" svg:x2="17.58cm" svg:y2="14.154cm" draw:start-shape="id1" draw:start-glue-point="1" draw:end-shape="id3" draw:end-glue-point="3" svg:d="M12571 14154h5009" svg:viewBox="0 0 5010 1">
            <text:p/>
          </draw:connector>
          <draw:frame draw:style-name="gr20" draw:text-style-name="P12" draw:layer="layout" svg:width="6.245cm" svg:height="6.041cm" svg:x="22.695cm" svg:y="7.415cm">
            <draw:text-box>
              <text:p><text:span text:style-name="T4">STORM Assures Behavioral</text:span></text:p>
              <text:list text:style-name="L1">
                <text:list-item>
                  <text:p><text:span text:style-name="T4">Consistency</text:span></text:p>
                </text:list-item>
                <text:list-item>
                  <text:p><text:span text:style-name="T4">Completeness</text:span></text:p>
                </text:list-item>
                <text:list-item>
                  <text:p><text:span text:style-name="T4">Equivalence</text:span></text:p>
                </text:list-item>
                <text:list-item>
                  <text:p text:style-name="P11"><text:span text:style-name="T4">Complete Mediation (Zero Trust)</text:span></text:p>
                </text:list-item>
              </text:list>
            </draw:text-box>
          </draw:frame>
          <draw:line draw:style-name="gr21" draw:text-style-name="P4" draw:layer="layout" svg:x1="22.377cm" svg:y1="10.764cm" svg:x2="7.455cm" svg:y2="12.669cm">
            <text:p/>
          </draw:line>
          <draw:line draw:style-name="gr22" draw:text-style-name="P4" draw:layer="layout" svg:x1="22.377cm" svg:y1="10.764cm" svg:x2="14.122cm" svg:y2="13.939cm">
            <text:p/>
          </draw:line>
          <draw:line draw:style-name="gr23" draw:text-style-name="P4" draw:layer="layout" svg:x1="22.377cm" svg:y1="10.764cm" svg:x2="22.06cm" svg:y2="12.35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362cm" fo:page-height="24.7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4T12:19:26.830000000</meta:creation-date>
    <dc:date>2023-09-30T17:34:44.684508528</dc:date>
    <meta:editing-duration>PT1H54M5S</meta:editing-duration>
    <meta:editing-cycles>9</meta:editing-cycles>
    <meta:generator>LibreOffice/6.4.7.2$Linux_X86_64 LibreOffice_project/40$Build-2</meta:generator>
    <meta:document-statistic meta:object-count="53"/>
  </office:meta>
</office:document-meta>
</file>